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Verdana" svg:font-family="Verdana" style:font-family-generic="swiss" style:font-pitch="variable" svg:panose-1="2 11 6 4 3 5 4 4 2 4"/>
    <style:font-face style:name="Baskerville Old Face" svg:font-family="Baskerville Old Face" style:font-family-generic="roman" style:font-pitch="variable" svg:panose-1="2 2 6 2 8 5 5 2 3 3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6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3LVL2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number text:level="3" style:num-suffix="." style:num-list-format-name="NLF3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list-format-name="NLF4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4LVL2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3" text:style-name="WW_CharLFO14LVL3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number text:level="4" style:num-suffix="." style:num-list-format-name="NLF4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4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4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4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4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4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6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6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6LVL5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6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6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6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7">
      <text:list-level-style-bullet text:level="1" text:style-name="WW_CharLFO17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list-format-name="NLF0" style:num-format="1" text:start-value="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fo:margin-bottom="0in" fo:line-height="100%"/>
      <style:text-properties style:font-name="Baskerville Old Face" style:font-name-asian="Calibri" style:font-name-complex="Arial" fo:font-weight="bold" style:font-weight-asian="bold" fo:color="#003057" fo:font-size="22pt" style:font-size-asian="22pt"/>
    </style:style>
    <style:style style:name="S1" style:family="section">
      <style:section-properties fo:margin-left="0in" fo:margin-right="0in" style:writing-mode="lr-tb"/>
    </style:style>
    <style:style style:name="P17" style:parent-style-name="Normal" style:family="paragraph">
      <style:paragraph-properties fo:margin-bottom="0in" fo:line-height="100%"/>
      <style:text-properties style:font-name="Baskerville Old Face" style:font-name-asian="Calibri" style:font-name-complex="Arial" fo:font-weight="bold" style:font-weight-asian="bold" fo:color="#003057" fo:font-size="22pt" style:font-size-asian="22pt"/>
    </style:style>
    <style:style style:name="P18" style:parent-style-name="Normal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/>
    </style:style>
    <style:style style:name="P19" style:parent-style-name="Normal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/>
    </style:style>
    <style:style style:name="P20" style:parent-style-name="Normal" style:family="paragraph">
      <style:paragraph-properties fo:margin-bottom="0.1111in" fo:line-height="107%"/>
    </style:style>
    <style:style style:name="T21" style:parent-style-name="DefaultParagraphFont" style:family="text">
      <style:text-properties style:font-name="Verdana" style:font-name-asian="Calibri" style:font-name-complex="Times New Roman" fo:font-size="10pt" style:font-size-asian="10pt" style:font-size-complex="10pt"/>
    </style:style>
    <style:style style:name="T22" style:parent-style-name="DefaultParagraphFont" style:family="text">
      <style:text-properties style:font-name="Verdana" style:font-name-asian="Calibri" style:font-name-complex="Times New Roman" fo:font-weight="bold" style:font-weight-asian="bold" style:font-weight-complex="bold" fo:font-size="10pt" style:font-size-asian="10pt" style:font-size-complex="10pt"/>
    </style:style>
    <style:style style:name="T23" style:parent-style-name="DefaultParagraphFont" style:family="text">
      <style:text-properties style:font-name="Verdana" style:font-name-asian="Calibri" style:font-name-complex="Times New Roman" fo:font-size="10pt" style:font-size-asian="10pt" style:font-size-complex="10pt"/>
    </style:style>
    <style:style style:name="P24" style:parent-style-name="Normal" style:family="paragraph">
      <style:paragraph-properties fo:margin-bottom="0.1111in" fo:line-height="107%"/>
      <style:text-properties style:font-name="Verdana" style:font-name-asian="Calibri" style:font-name-complex="Times New Roman" fo:font-style="italic" style:font-style-asian="italic" style:font-style-complex="italic" fo:font-size="10pt" style:font-size-asian="10pt" style:font-size-complex="10pt"/>
    </style:style>
    <style:style style:name="P25" style:parent-style-name="Normal" style:family="paragraph">
      <style:paragraph-properties fo:keep-with-next="always" fo:keep-together="always" fo:margin-top="0.1666in" fo:margin-bottom="0in" fo:line-height="107%"/>
      <style:text-properties style:font-name="Calibri" style:font-name-asian="Times New Roman" style:font-name-complex="Calibri" fo:color="#2E74B5" fo:font-size="16pt" style:font-size-asian="16pt" style:font-size-complex="16pt"/>
    </style:style>
    <style:style style:name="P26" style:parent-style-name="Normal" style:list-style-name="LFO20" style:family="paragraph">
      <style:paragraph-properties style:contextual-spacing="true" fo:margin-top="0.0138in" fo:margin-bottom="0.0277in" fo:line-height="107%"/>
      <style:text-properties style:font-name="Verdana" style:font-name-asian="Times New Roman" style:font-name-complex="Times New Roman" fo:font-weight="bold" style:font-weight-asian="bold" fo:font-size="10pt" style:font-size-asian="10pt" style:font-size-complex="10pt"/>
    </style:style>
    <style:style style:name="P27" style:parent-style-name="Normal" style:family="paragraph">
      <style:paragraph-properties style:contextual-spacing="true" fo:margin-top="0.0138in" fo:margin-bottom="0.0277in" fo:margin-left="0.5in">
        <style:tab-stops/>
      </style:paragraph-properties>
      <style:text-properties style:font-name="Segoe UI" style:font-name-asian="Times New Roman" style:font-name-complex="Segoe UI" fo:color="#FF0000" fo:background-color="#FFFFFF"/>
    </style:style>
    <style:style style:name="P28" style:parent-style-name="Normal" style:family="paragraph">
      <style:paragraph-properties style:contextual-spacing="true" fo:margin-top="0.0138in" fo:margin-bottom="0.0277in" fo:margin-left="0.5in">
        <style:tab-stops/>
      </style:paragraph-properties>
      <style:text-properties style:font-name="Verdana" style:font-name-asian="Times New Roman" style:font-name-complex="Times New Roman" fo:font-weight="bold" style:font-weight-asian="bold" fo:font-size="10pt" style:font-size-asian="10pt" style:font-size-complex="10pt"/>
    </style:style>
    <style:style style:name="P29" style:parent-style-name="Normal" style:list-style-name="LFO20" style:family="paragraph">
      <style:paragraph-properties style:contextual-spacing="true" fo:margin-top="0.0138in" fo:margin-bottom="0.0277in" fo:line-height="107%"/>
      <style:text-properties style:font-name="Verdana" style:font-name-asian="Times New Roman" style:font-name-complex="Times New Roman" fo:font-weight="bold" style:font-weight-asian="bold" fo:font-size="10pt" style:font-size-asian="10pt" style:font-size-complex="10pt"/>
    </style:style>
    <style:style style:name="P30" style:parent-style-name="Normal" style:family="paragraph">
      <style:paragraph-properties fo:margin-bottom="0.1111in" fo:line-height="107%" fo:text-indent="0.5in"/>
      <style:text-properties style:font-name="Verdana" style:font-name-asian="Calibri" style:font-name-complex="Times New Roman" style:font-weight-complex="bold" fo:font-size="10pt" style:font-size-asian="10pt" style:font-size-complex="10pt"/>
    </style:style>
    <style:style style:name="P31" style:parent-style-name="Normal" style:family="paragraph">
      <style:paragraph-properties style:contextual-spacing="true" fo:margin-left="0.75in">
        <style:tab-stops/>
      </style:paragraph-properties>
    </style:style>
    <style:style style:name="T32" style:parent-style-name="DefaultParagraphFont" style:family="text">
      <style:text-properties style:font-name="Verdana" style:font-name-asian="Times New Roman" style:font-name-complex="Times New Roman" style:font-weight-complex="bold" fo:color="#FF0000" fo:font-size="10pt" style:font-size-asian="10pt" style:font-size-complex="10pt"/>
    </style:style>
    <style:style style:name="T33" style:parent-style-name="DefaultParagraphFont" style:family="text">
      <style:text-properties style:font-name="Verdana" style:font-name-asian="Times New Roman" style:font-name-complex="Times New Roman" style:font-weight-complex="bold" fo:color="#FF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34" style:parent-style-name="DefaultParagraphFont" style:family="text">
      <style:text-properties style:font-name="Verdana" style:font-name-asian="Times New Roman" style:font-name-complex="Times New Roman" style:font-weight-complex="bold" fo:color="#FF0000" fo:font-size="10pt" style:font-size-asian="10pt" style:font-size-complex="10pt"/>
    </style:style>
    <style:style style:name="P35" style:parent-style-name="Normal" style:family="paragraph">
      <style:paragraph-properties fo:margin-bottom="0.1111in" fo:line-height="107%" fo:margin-left="0.75in" fo:text-indent="-0.25in">
        <style:tab-stops/>
      </style:paragraph-properties>
    </style:style>
    <style:style style:name="T36" style:parent-style-name="DefaultParagraphFont" style:family="text">
      <style:text-properties style:font-name="Segoe UI Symbol" style:font-name-asian="Calibri" style:font-name-complex="Segoe UI Symbol" fo:font-weight="bold" style:font-weight-asian="bold" fo:font-size="10pt" style:font-size-asian="10pt" style:font-size-complex="10pt"/>
    </style:style>
    <style:style style:name="T37" style:parent-style-name="DefaultParagraphFont" style:family="text">
      <style:text-properties style:font-name="Verdana" style:font-name-asian="Calibri" style:font-name-complex="Times New Roman" fo:font-weight="bold" style:font-weight-asian="bold" fo:font-size="10pt" style:font-size-asian="10pt" style:font-size-complex="10pt"/>
    </style:style>
    <style:style style:name="T38" style:parent-style-name="DefaultParagraphFont" style:family="text">
      <style:text-properties style:font-name="Verdana" style:font-name-asian="Calibri" style:font-name-complex="Times New Roman" style:font-weight-complex="bold" fo:font-size="10pt" style:font-size-asian="10pt" style:font-size-complex="10pt"/>
    </style:style>
    <style:style style:name="P39" style:parent-style-name="Normal" style:family="paragraph">
      <style:paragraph-properties style:contextual-spacing="true" fo:margin-left="0.75in">
        <style:tab-stops/>
      </style:paragraph-properties>
    </style:style>
    <style:style style:name="T40" style:parent-style-name="DefaultParagraphFont" style:family="text">
      <style:text-properties style:font-name="Verdana" style:font-name-asian="Times New Roman" style:font-name-complex="Times New Roman" style:font-weight-complex="bold" fo:color="#FF0000" fo:font-size="10pt" style:font-size-asian="10pt" style:font-size-complex="10pt"/>
    </style:style>
    <style:style style:name="T41" style:parent-style-name="DefaultParagraphFont" style:family="text">
      <style:text-properties style:font-name="Verdana" style:font-name-asian="Times New Roman" style:font-name-complex="Times New Roman" style:font-weight-complex="bold" fo:color="#FF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42" style:parent-style-name="DefaultParagraphFont" style:family="text">
      <style:text-properties style:font-name="Verdana" style:font-name-asian="Times New Roman" style:font-name-complex="Times New Roman" style:font-weight-complex="bold" fo:color="#FF0000" fo:font-size="10pt" style:font-size-asian="10pt" style:font-size-complex="10pt"/>
    </style:style>
    <style:style style:name="P43" style:parent-style-name="Normal" style:family="paragraph">
      <style:paragraph-properties fo:margin-bottom="0.1111in" fo:line-height="107%" fo:margin-left="0.75in" fo:text-indent="-0.25in">
        <style:tab-stops/>
      </style:paragraph-properties>
    </style:style>
    <style:style style:name="T44" style:parent-style-name="DefaultParagraphFont" style:family="text">
      <style:text-properties style:font-name="Segoe UI Symbol" style:font-name-asian="Calibri" style:font-name-complex="Segoe UI Symbol" fo:font-weight="bold" style:font-weight-asian="bold" fo:font-size="10pt" style:font-size-asian="10pt" style:font-size-complex="10pt"/>
    </style:style>
    <style:style style:name="T45" style:parent-style-name="DefaultParagraphFont" style:family="text">
      <style:text-properties style:font-name="Verdana" style:font-name-asian="Calibri" style:font-name-complex="Times New Roman" fo:font-weight="bold" style:font-weight-asian="bold" fo:font-size="10pt" style:font-size-asian="10pt" style:font-size-complex="10pt"/>
    </style:style>
    <style:style style:name="T46" style:parent-style-name="DefaultParagraphFont" style:family="text">
      <style:text-properties style:font-name="Verdana" style:font-name-asian="Calibri" style:font-name-complex="Times New Roman" style:font-weight-complex="bold" fo:font-size="10pt" style:font-size-asian="10pt" style:font-size-complex="10pt"/>
    </style:style>
    <style:style style:name="P47" style:parent-style-name="Normal" style:family="paragraph">
      <style:paragraph-properties style:contextual-spacing="true" fo:margin-left="0.75in">
        <style:tab-stops/>
      </style:paragraph-properties>
    </style:style>
    <style:style style:name="T48" style:parent-style-name="DefaultParagraphFont" style:family="text">
      <style:text-properties style:font-name="Segoe UI" style:font-name-asian="Times New Roman" style:font-name-complex="Segoe UI" fo:color="#FF0000"/>
    </style:style>
    <style:style style:name="T49" style:parent-style-name="DefaultParagraphFont" style:family="text">
      <style:text-properties style:font-name="Segoe UI" style:font-name-asian="Times New Roman" style:font-name-complex="Segoe UI" fo:color="#FF0000" style:text-underline-type="single" style:text-underline-style="solid" style:text-underline-width="auto" style:text-underline-mode="continuous"/>
    </style:style>
    <style:style style:name="T50" style:parent-style-name="DefaultParagraphFont" style:family="text">
      <style:text-properties style:font-name="Segoe UI" style:font-name-asian="Times New Roman" style:font-name-complex="Segoe UI" fo:color="#FF0000"/>
    </style:style>
    <style:style style:name="T51" style:parent-style-name="DefaultParagraphFont" style:family="text">
      <style:text-properties style:font-name="Segoe UI" style:font-name-asian="Times New Roman" style:font-name-complex="Segoe UI" fo:font-style="italic" style:font-style-asian="italic" style:font-style-complex="italic" fo:color="#FF0000"/>
    </style:style>
    <style:style style:name="T52" style:parent-style-name="DefaultParagraphFont" style:family="text">
      <style:text-properties style:font-name="Segoe UI" style:font-name-asian="Times New Roman" style:font-name-complex="Segoe UI" fo:color="#FF0000"/>
    </style:style>
    <style:style style:name="P53" style:parent-style-name="Normal" style:family="paragraph">
      <style:paragraph-properties style:contextual-spacing="true" fo:margin-left="0.75in">
        <style:tab-stops/>
      </style:paragraph-properties>
      <style:text-properties style:font-name="Verdana" style:font-name-asian="Times New Roman" style:font-name-complex="Times New Roman" style:font-weight-complex="bold" fo:font-size="10pt" style:font-size-asian="10pt" style:font-size-complex="10pt"/>
    </style:style>
    <style:style style:name="P54" style:parent-style-name="Normal" style:list-style-name="LFO20" style:family="paragraph">
      <style:paragraph-properties style:contextual-spacing="true" fo:margin-top="0.0138in" fo:margin-bottom="0.0277in" fo:line-height="107%"/>
      <style:text-properties style:font-name="Verdana" style:font-name-asian="Times New Roman" style:font-name-complex="Times New Roman" fo:font-weight="bold" style:font-weight-asian="bold" fo:font-size="10pt" style:font-size-asian="10pt" style:font-size-complex="10pt"/>
    </style:style>
    <style:style style:name="P55" style:parent-style-name="Normal" style:family="paragraph">
      <style:paragraph-properties style:contextual-spacing="true" fo:margin-top="0.0138in" fo:margin-bottom="0.0277in" fo:margin-left="0.5in">
        <style:tab-stops/>
      </style:paragraph-properties>
    </style:style>
    <style:style style:name="T56" style:parent-style-name="DefaultParagraphFont" style:family="text">
      <style:text-properties style:font-name="Verdana" style:font-name-asian="Times New Roman" style:font-name-complex="Times New Roman" style:font-weight-complex="bold" fo:font-size="10pt" style:font-size-asian="10pt" style:font-size-complex="10pt"/>
    </style:style>
    <style:style style:name="T57" style:parent-style-name="DefaultParagraphFont" style:family="text">
      <style:text-properties style:font-name="Verdana" style:font-name-asian="Times New Roman" style:font-name-complex="Times New Roman" style:font-weight-complex="bold" fo:font-style="italic" style:font-style-asian="italic" style:font-style-complex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T58" style:parent-style-name="DefaultParagraphFont" style:family="text">
      <style:text-properties style:font-name="Verdana" style:font-name-asian="Times New Roman" style:font-name-complex="Times New Roman" style:font-weight-complex="bold" fo:font-size="10pt" style:font-size-asian="10pt" style:font-size-complex="10pt"/>
    </style:style>
    <style:style style:name="P59" style:parent-style-name="Normal" style:list-style-name="LFO21" style:family="paragraph">
      <style:paragraph-properties style:contextual-spacing="true" fo:margin-top="0.0138in" fo:margin-bottom="0.0277in" fo:line-height="107%" fo:margin-left="0.75in">
        <style:tab-stops/>
      </style:paragraph-properties>
      <style:text-properties style:font-name="Verdana" style:font-name-asian="Times New Roman" style:font-name-complex="Times New Roman" fo:font-weight="bold" style:font-weight-asian="bold" fo:font-size="10pt" style:font-size-asian="10pt" style:font-size-complex="10pt"/>
    </style:style>
    <style:style style:name="P60" style:parent-style-name="Normal" style:family="paragraph">
      <style:paragraph-properties style:contextual-spacing="true" fo:margin-top="0.0138in" fo:margin-bottom="0.0277in" fo:margin-left="0.75in">
        <style:tab-stops/>
      </style:paragraph-properties>
    </style:style>
    <style:style style:name="T61" style:parent-style-name="DefaultParagraphFont" style:family="text">
      <style:text-properties style:font-name="Segoe UI" style:font-name-asian="Times New Roman" style:font-name-complex="Segoe UI" fo:color="#FF0000" fo:background-color="#FFFFFF"/>
    </style:style>
    <style:style style:name="T62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FF0000" fo:background-color="#FFFFFF"/>
    </style:style>
    <style:style style:name="P63" style:parent-style-name="Normal" style:family="paragraph">
      <style:paragraph-properties style:contextual-spacing="true" fo:margin-top="0.0138in" fo:margin-bottom="0.0277in" fo:margin-left="0.75in">
        <style:tab-stops/>
      </style:paragraph-properties>
      <style:text-properties style:font-name="Verdana" style:font-name-asian="Times New Roman" style:font-name-complex="Times New Roman" fo:font-weight="bold" style:font-weight-asian="bold" fo:font-size="10pt" style:font-size-asian="10pt" style:font-size-complex="10pt"/>
    </style:style>
    <style:style style:name="P64" style:parent-style-name="Normal" style:list-style-name="LFO21" style:family="paragraph">
      <style:paragraph-properties style:contextual-spacing="true" fo:margin-top="0.0138in" fo:margin-bottom="0.0277in" fo:line-height="107%" fo:margin-left="0.75in">
        <style:tab-stops/>
      </style:paragraph-properties>
      <style:text-properties style:font-name="Verdana" style:font-name-asian="Times New Roman" style:font-name-complex="Times New Roman" fo:font-weight="bold" style:font-weight-asian="bold" fo:font-size="10pt" style:font-size-asian="10pt" style:font-size-complex="10pt"/>
    </style:style>
    <style:style style:name="P65" style:parent-style-name="Normal" style:family="paragraph">
      <style:paragraph-properties style:contextual-spacing="true" fo:margin-top="0.0138in" fo:margin-bottom="0.0277in" fo:margin-left="0.75in">
        <style:tab-stops/>
      </style:paragraph-properties>
    </style:style>
    <style:style style:name="T66" style:parent-style-name="DefaultParagraphFont" style:family="text">
      <style:text-properties style:font-name="Segoe UI" style:font-name-asian="Times New Roman" style:font-name-complex="Segoe UI" fo:color="#FF0000" fo:background-color="#FFFFFF"/>
    </style:style>
    <style:style style:name="P67" style:parent-style-name="Normal" style:family="paragraph">
      <style:paragraph-properties fo:margin-top="0.0138in" fo:margin-bottom="0.0277in" fo:line-height="107%"/>
      <style:text-properties style:font-name="Verdana" style:font-name-asian="Calibri" style:font-name-complex="Times New Roman" fo:font-weight="bold" style:font-weight-asian="bold" fo:font-size="10pt" style:font-size-asian="10pt" style:font-size-complex="10pt"/>
    </style:style>
    <style:style style:name="P68" style:parent-style-name="Normal" style:family="paragraph">
      <style:paragraph-properties fo:margin-top="0.0138in" fo:margin-bottom="0.0277in" fo:line-height="107%"/>
      <style:text-properties style:font-name="Verdana" style:font-name-asian="Calibri" style:font-name-complex="Times New Roman" fo:font-weight="bold" style:font-weight-asian="bold" fo:font-size="10pt" style:font-size-asian="10pt" style:font-size-complex="10pt"/>
    </style:style>
    <style:style style:name="P69" style:parent-style-name="Normal" style:list-style-name="LFO20" style:family="paragraph">
      <style:paragraph-properties style:contextual-spacing="true" fo:margin-top="0.0138in" fo:margin-bottom="0.0277in" fo:line-height="107%"/>
      <style:text-properties style:font-name="Verdana" style:font-name-asian="Times New Roman" style:font-name-complex="Times New Roman" fo:font-weight="bold" style:font-weight-asian="bold" fo:font-size="10pt" style:font-size-asian="10pt" style:font-size-complex="10pt"/>
    </style:style>
    <style:style style:name="P70" style:parent-style-name="Normal" style:family="paragraph">
      <style:paragraph-properties style:contextual-spacing="true" fo:margin-top="0.0138in" fo:margin-bottom="0.0277in" fo:margin-left="0.5in">
        <style:tab-stops/>
      </style:paragraph-properties>
    </style:style>
    <style:style style:name="T71" style:parent-style-name="DefaultParagraphFont" style:family="text">
      <style:text-properties style:font-name="Verdana" style:font-name-asian="Times New Roman" style:font-name-complex="Times New Roman" style:font-weight-complex="bold" fo:color="#FF0000" fo:font-size="10pt" style:font-size-asian="10pt" style:font-size-complex="10pt"/>
    </style:style>
    <style:style style:name="T72" style:parent-style-name="DefaultParagraphFont" style:family="text">
      <style:text-properties style:font-name="Verdana" style:font-name-asian="Times New Roman" style:font-name-complex="Times New Roman" style:font-weight-complex="bold" fo:font-style="italic" style:font-style-asian="italic" style:font-style-complex="italic" fo:color="#FF0000" fo:font-size="10pt" style:font-size-asian="10pt" style:font-size-complex="10pt"/>
    </style:style>
    <style:style style:name="T73" style:parent-style-name="DefaultParagraphFont" style:family="text">
      <style:text-properties style:font-name="Verdana" style:font-name-asian="Times New Roman" style:font-name-complex="Times New Roman" style:font-weight-complex="bold" fo:color="#FF0000" fo:font-size="10pt" style:font-size-asian="10pt" style:font-size-complex="10pt"/>
    </style:style>
    <style:style style:name="T74" style:parent-style-name="DefaultParagraphFont" style:family="text">
      <style:text-properties style:font-name="Verdana" style:font-name-asian="Times New Roman" style:font-name-complex="Times New Roman" style:font-weight-complex="bold" fo:color="#FF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75" style:parent-style-name="DefaultParagraphFont" style:family="text">
      <style:text-properties style:font-name="Verdana" style:font-name-asian="Times New Roman" style:font-name-complex="Times New Roman" style:font-weight-complex="bold" fo:color="#FF0000" fo:font-size="10pt" style:font-size-asian="10pt" style:font-size-complex="10pt"/>
    </style:style>
    <style:style style:name="P76" style:parent-style-name="Normal" style:family="paragraph">
      <style:paragraph-properties fo:keep-with-next="always" fo:keep-together="always" fo:margin-top="0.1666in" fo:margin-bottom="0in" fo:line-height="107%"/>
      <style:text-properties style:font-name="Calibri" style:font-name-asian="Times New Roman" style:font-name-complex="Calibri" fo:color="#2E74B5" fo:font-size="16pt" style:font-size-asian="16pt" style:font-size-complex="16pt"/>
    </style:style>
    <style:style style:name="P77" style:parent-style-name="Normal" style:list-style-name="LFO8" style:family="paragraph">
      <style:paragraph-properties style:contextual-spacing="true" fo:margin-bottom="0.1111in" fo:line-height="107%"/>
      <style:text-properties style:font-name="Verdana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78" style:parent-style-name="Normal" style:family="paragraph">
      <style:paragraph-properties style:contextual-spacing="true" fo:margin-left="0.5in">
        <style:tab-stops/>
      </style:paragraph-properties>
      <style:text-properties style:font-name="Verdana" style:font-name-asian="Times New Roman" style:font-name-complex="Times New Roman" fo:color="#FF0000" fo:font-size="10pt" style:font-size-asian="10pt" style:font-size-complex="10pt"/>
    </style:style>
    <style:style style:name="P79" style:parent-style-name="Normal" style:family="paragraph">
      <style:paragraph-properties style:contextual-spacing="true" fo:margin-left="0.5in">
        <style:tab-stops/>
      </style:paragraph-properties>
      <style:text-properties style:font-name="Verdana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80" style:parent-style-name="Normal" style:list-style-name="LFO8" style:family="paragraph">
      <style:paragraph-properties style:contextual-spacing="true" fo:margin-bottom="0.1111in" fo:line-height="107%"/>
      <style:text-properties style:font-name="Verdana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81" style:parent-style-name="Normal" style:list-style-name="LFO8" style:family="paragraph">
      <style:paragraph-properties style:contextual-spacing="true" fo:margin-bottom="0.1111in" fo:line-height="107%"/>
    </style:style>
    <style:style style:name="T82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T83" style:parent-style-name="DefaultParagraphFont" style:family="text">
      <style:text-properties style:font-name="Verdana" style:font-name-asian="Times New Roman" style:font-name-complex="Times New Roman" fo:font-size="10pt" style:font-size-asian="10pt" style:font-size-complex="10pt"/>
    </style:style>
    <style:style style:name="P84" style:parent-style-name="Normal" style:list-style-name="LFO8" style:family="paragraph">
      <style:paragraph-properties style:contextual-spacing="true" fo:margin-bottom="0.1111in" fo:line-height="107%"/>
    </style:style>
    <style:style style:name="T85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T86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T87" style:parent-style-name="DefaultParagraphFont" style:family="text">
      <style:text-properties style:font-name="Verdana" style:font-name-asian="Times New Roman" style:font-name-complex="Times New Roman" fo:color="#FF0000" fo:font-size="10pt" style:font-size-asian="10pt" style:font-size-complex="10pt"/>
    </style:style>
    <style:style style:name="T88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color="#FF0000" fo:font-size="10pt" style:font-size-asian="10pt" style:font-size-complex="10pt"/>
    </style:style>
    <style:style style:name="P89" style:parent-style-name="Normal" style:family="paragraph">
      <style:paragraph-properties fo:keep-with-next="always" fo:keep-together="always" fo:margin-top="0.1666in" fo:margin-bottom="0in" fo:line-height="107%"/>
      <style:text-properties style:font-name="Calibri Light" style:font-name-asian="Times New Roman" style:font-name-complex="Times New Roman" fo:font-weight="bold" style:font-weight-asian="bold" style:font-weight-complex="bold" fo:color="#2E74B5" fo:font-size="16pt" style:font-size-asian="16pt" style:font-size-complex="16pt"/>
    </style:style>
    <style:style style:name="P90" style:parent-style-name="Normal" style:family="paragraph">
      <style:paragraph-properties fo:margin-bottom="0.1111in" fo:line-height="107%"/>
      <style:text-properties style:font-name="Calibri" style:font-name-asian="Calibri" style:font-name-complex="Times New Roman"/>
    </style:style>
    <style:style style:name="P91" style:parent-style-name="Normal" style:family="paragraph">
      <style:paragraph-properties fo:margin-bottom="0.1111in" fo:line-height="107%"/>
      <style:text-properties style:font-name="Verdana" style:font-name-asian="Calibri" style:font-name-complex="Times New Roman" fo:font-weight="bold" style:font-weight-asian="bold" fo:font-size="10pt" style:font-size-asian="10pt" style:font-size-complex="10pt"/>
    </style:style>
    <style:style style:name="P92" style:parent-style-name="Normal" style:family="paragraph">
      <style:paragraph-properties fo:margin-bottom="0.1111in" fo:line-height="107%"/>
    </style:style>
    <style:style style:name="T93" style:parent-style-name="DefaultParagraphFont" style:family="text">
      <style:text-properties style:font-name="Verdana" style:font-name-asian="Calibri" style:font-name-complex="Times New Roman" style:font-weight-complex="bold" fo:font-size="10pt" style:font-size-asian="10pt" style:font-size-complex="10pt"/>
    </style:style>
    <style:style style:name="T94" style:parent-style-name="DefaultParagraphFont" style:family="text">
      <style:text-properties style:font-name="Verdana" style:font-name-asian="Calibri" style:font-name-complex="Times New Roman" fo:font-size="10pt" style:font-size-asian="10pt" style:font-size-complex="10pt"/>
    </style:style>
    <style:style style:name="P95" style:parent-style-name="Normal" style:family="paragraph">
      <style:paragraph-properties fo:margin-bottom="0.1111in" fo:line-height="107%"/>
      <style:text-properties style:font-name="Verdana" style:font-name-asian="Calibri" style:font-name-complex="Times New Roman" fo:color="#FF0000" fo:font-size="10pt" style:font-size-asian="10pt" style:font-size-complex="10pt"/>
    </style:style>
    <style:style style:name="P96" style:parent-style-name="Normal" style:family="paragraph">
      <style:paragraph-properties fo:keep-with-next="always" fo:keep-together="always" fo:margin-top="0.1666in" fo:margin-bottom="0in" fo:line-height="107%"/>
      <style:text-properties style:font-name="Calibri Light" style:font-name-asian="Times New Roman" style:font-name-complex="Times New Roman" fo:font-weight="bold" style:font-weight-asian="bold" style:font-weight-complex="bold" fo:color="#2E74B5" fo:font-size="16pt" style:font-size-asian="16pt" style:font-size-complex="16pt"/>
    </style:style>
    <style:style style:name="P97" style:parent-style-name="Normal" style:family="paragraph">
      <style:paragraph-properties fo:margin-bottom="0.1111in" fo:line-height="107%"/>
      <style:text-properties style:font-name="Calibri" style:font-name-asian="Calibri" style:font-name-complex="Times New Roman"/>
    </style:style>
    <style:style style:name="P98" style:parent-style-name="Normal" style:family="paragraph">
      <style:paragraph-properties fo:margin-bottom="0.1111in" fo:line-height="107%"/>
      <style:text-properties style:font-name="Verdana" style:font-name-asian="Calibri" style:font-name-complex="Times New Roman" fo:font-weight="bold" style:font-weight-asian="bold" fo:font-size="10pt" style:font-size-asian="10pt" style:font-size-complex="10pt"/>
    </style:style>
    <style:style style:name="P99" style:parent-style-name="Normal" style:family="paragraph">
      <style:paragraph-properties fo:margin-bottom="0.1111in" fo:line-height="107%"/>
      <style:text-properties style:font-name="Verdana" style:font-name-asian="Calibri" style:font-name-complex="Times New Roman" fo:font-weight="bold" style:font-weight-asian="bold" fo:font-size="10pt" style:font-size-asian="10pt" style:font-size-complex="10pt"/>
    </style:style>
    <style:style style:name="P100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.1111in" fo:line-height="107%"/>
      <style:text-properties style:font-name="Verdana" style:font-name-asian="Calibri" style:font-name-complex="Times New Roman" fo:font-weight="bold" style:font-weight-asian="bold" fo:font-size="10pt" style:font-size-asian="10pt" style:font-size-complex="10pt"/>
    </style:style>
    <style:style style:name="P101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.1111in" fo:line-height="107%"/>
      <style:text-properties style:font-name="Verdana" style:font-name-asian="Calibri" style:font-name-complex="Times New Roman" fo:font-weight="bold" style:font-weight-asian="bold" fo:font-size="10pt" style:font-size-asian="10pt" style:font-size-complex="10pt"/>
    </style:style>
    <style:style style:name="P102" style:parent-style-name="Normal" style:family="paragraph">
      <style:paragraph-properties fo:margin-bottom="0.1111in" fo:line-height="107%"/>
      <style:text-properties style:font-name="Verdana" style:font-name-asian="Calibri" style:font-name-complex="Arial" fo:font-size="10pt" style:font-size-asian="10pt" style:font-size-complex="10pt"/>
    </style:style>
    <style:style style:name="P103" style:parent-style-name="Normal" style:family="paragraph">
      <style:paragraph-properties fo:margin-bottom="0.1111in" fo:line-height="107%"/>
      <style:text-properties style:font-name="Verdana" style:font-name-asian="Calibri" style:font-name-complex="Arial" fo:font-size="10pt" style:font-size-asian="10pt" style:font-size-complex="10pt"/>
    </style:style>
  </office:automatic-styles>
  <office:body>
    <office:text text:use-soft-page-breaks="true">
      <text:p text:style-name="P1"/>
      <text:section text:name="Sect1" text:style-name="S1">
        <text:p text:style-name="P17">Computer Science Capstone Topic Approval Form</text:p>
        <text:p text:style-name="P18"/>
        <text:p text:style-name="P19"/>
        <text:p text:style-name="P20"><text:span text:style-name="T21">The purpose of this form is to ensure your project meets the minimum requirements. Therefore, we only need to see a rough outline of a project that can meet the minimum rubric requirements. Changes from task 1 to task 2 are allowed and expected. Other than checking the approved topic, evaluators will not compare Task 1 to Task 2.<text:s/></text:span><text:span text:style-name="T22">REMOVE ALL TEXT IN RED<text:s/></text:span><text:span text:style-name="T23">before emailing this form to your assigned course instructor for approval.</text:span></text:p>
        <text:p text:style-name="P24">Note: Any costs associated with developing the application will be the responsibility of the student.</text:p>
        <text:h text:style-name="P25" text:outline-level="1">PROJECT SUMMARY</text:h>
        <text:list text:style-name="LFO20" text:continue-numbering="true">
          <text:list-item>
            <text:p text:style-name="P26">Project topic and purpose:</text:p>
          </text:list-item>
        </text:list>
        <text:h text:style-name="P27" text:outline-level="1">Describe the problem (the “organizational need”) your project will solve.</text:h>
        <text:h text:style-name="P28" text:outline-level="1"/>
        <text:list text:style-name="LFO20" text:continue-numbering="true">
          <text:list-item>
            <text:p text:style-name="P29">Data:</text:p>
          </text:list-item>
        </text:list>
        <text:p text:style-name="P30">Data source:</text:p>
        <text:p text:style-name="P31"><text:span text:style-name="T32">List your planned<text:s/></text:span><text:a xlink:href="https://ashejim.github.io/C964/task1.html#datahttps://ashejim.github.io/C964/task1.html" office:target-frame-name="_top" xlink:show="replace"><text:span text:style-name="T33">data source</text:span></text:a><text:span text:style-name="T34">.</text:span></text:p>
        <text:p text:style-name="P35"><text:span text:style-name="T36">☐</text:span><text:span text:style-name="T37"><text:s text:c="2"/></text:span><text:span text:style-name="T38">Potential use of proprietary company information.</text:span></text:p>
        <text:p text:style-name="P39"><text:span text:style-name="T40">If not marked, then you do not need to submit a<text:s/></text:span><text:a xlink:href="https://ashejim.github.io/C964/task1.html?highlight=irb#waiver-form" office:target-frame-name="_top" xlink:show="replace"><text:span text:style-name="T41">waiver form</text:span></text:a><text:span text:style-name="T42">.</text:span></text:p>
        <text:p text:style-name="P43"><text:span text:style-name="T44">☒</text:span><text:span text:style-name="T45"><text:s text:c="2"/></text:span><text:span text:style-name="T46">This project does not involve human subjects research and is exempt from WGU IRB review.</text:span></text:p>
        <text:p text:style-name="P47"><text:span text:style-name="T48">You only need to apply for </text:span><text:a xlink:href="https://cm.wgu.edu/t5/Frequently-Asked-Questions/WGU-IRB-and-Human-Subject-Protections-FAQ/ta-p/2002" office:target-frame-name="_top" xlink:show="replace"><text:span text:style-name="T49">IRB review</text:span></text:a><text:span text:style-name="T50"> if you are </text:span><text:span text:style-name="T51">collecting</text:span><text:span text:style-name="T52"> data involving human participants (this is very rare). Otherwise, your project is in IRB compliance.</text:span></text:p>
        <text:p text:style-name="P53"/>
        <text:list text:style-name="LFO20" text:continue-numbering="true">
          <text:list-item>
            <text:p text:style-name="P54">Machine Learning (ML) Application:</text:p>
          </text:list-item>
        </text:list>
        <text:h text:style-name="P55" text:outline-level="1"><text:span text:style-name="T56">Describe how machine learning will be applied for<text:s/></text:span><text:span text:style-name="T57">at least one</text:span><text:span text:style-name="T58"><text:s/>of the below:</text:span></text:h>
        <text:list text:style-name="LFO21" text:continue-numbering="true">
          <text:list-item>
            <text:p text:style-name="P59">Non-descriptive Method(s)</text:p>
          </text:list-item>
        </text:list>
        <text:h text:style-name="P60" text:outline-level="1"><text:span text:style-name="T61">A method that infers from the data, i.e., make predictions or prescriptions. Examples include classification models, regression, image recognition, etc.<text:s/></text:span><text:span text:style-name="T62">Typically, but not necessarily, this is where ML is applied.</text:span></text:h>
        <text:h text:style-name="P63" text:outline-level="1"/>
        <text:list text:style-name="LFO21" text:continue-numbering="true">
          <text:list-item>
            <text:p text:style-name="P64">Descriptive Method(s)</text:p>
          </text:list-item>
        </text:list>
        <text:h text:style-name="P65" text:outline-level="1"><text:span text:style-name="T66">A method that describes the data or a non-descriptive method, e.g., k-means clustering, cosine similarity, PCA, etc.<text:s/></text:span></text:h>
        <text:h text:style-name="P67" text:outline-level="1"/>
        <text:h text:style-name="P68" text:outline-level="1"/>
        <text:list text:style-name="LFO20" text:continue-numbering="true">
          <text:list-item>
            <text:p text:style-name="P69">Visualizations:</text:p>
          </text:list-item>
        </text:list>
        <text:soft-page-break/>
        <text:h text:style-name="P70" text:outline-level="1"><text:span text:style-name="T71">Three unique images must be presented in the final app<text:s/></text:span><text:span text:style-name="T72">or</text:span><text:span text:style-name="T73"><text:s/>document. Examples include bar plots, histograms, pie graphs, confusion matrices, etc. See<text:s/></text:span><text:a xlink:href="https://ashejim.github.io/C964/task2_c/task2_part_c.html#visualization-requirements" office:target-frame-name="_top" xlink:show="replace"><text:span text:style-name="T74">visualization requirements</text:span></text:a><text:span text:style-name="T75">.</text:span></text:h>
        <text:h text:style-name="P76" text:outline-level="1">DESIGN and DEVELOPMENT</text:h>
        <text:list text:style-name="LFO8" text:continue-numbering="true">
          <text:list-item>
            <text:p text:style-name="P77">Development Outline:</text:p>
          </text:list-item>
        </text:list>
        <text:p text:style-name="P78">Provide a brief description of how you will develop your ML application.<text:s/></text:p>
        <text:p text:style-name="P79"/>
        <text:list text:style-name="LFO8" text:continue-numbering="true">
          <text:list-item>
            <text:p text:style-name="P80">Programming/development language(s) you will use:<text:line-break/></text:p>
          </text:list-item>
          <text:list-item>
            <text:p text:style-name="P81"><text:span text:style-name="T82">Operating system(s) or platform(s) you will use:</text:span><text:span text:style-name="T83"><text:line-break/></text:span></text:p>
          </text:list-item>
          <text:list-item>
            <text:p text:style-name="P84"><text:span text:style-name="T85">Projected completion date:</text:span><text:span text:style-name="T86"><text:line-break/></text:span><text:span text:style-name="T87">You will not be held accountable to this date. It is only so your CI can better understand your personal goals.<text:s/></text:span><text:span text:style-name="T88"><text:s/></text:span></text:p>
          </text:list-item>
        </text:list>
        <text:h text:style-name="P89" text:outline-level="1">STUDENT SIGNATURE<text:s/></text:h>
        <text:p text:style-name="P90"/>
        <text:p text:style-name="P91">__________________________________</text:p>
        <text:p text:style-name="P92"><text:span text:style-name="T93">By signing and submitting this form, you acknowledge</text:span><text:span text:style-name="T94"><text:s/>that any costs associated with the development and execution of the application will be your (the student's) responsibility.</text:span></text:p>
        <text:p text:style-name="P95">Signatures can be submitted by typing your name (preferred), inserting an image of your signature, or scanning a physical signed copy.<text:s/></text:p>
        <text:h text:style-name="P96" text:outline-level="1">COURSE FACULTY SIGNATURE</text:h>
        <text:p text:style-name="P97"/>
        <text:h text:style-name="P98" text:outline-level="1">INSTRUCTOR’S SIGNATURE:</text:h>
        <text:p text:style-name="P99">__________________________________</text:p>
        <text:h text:style-name="P100" text:outline-level="1">INSTRUCTOR APPROVAL DATE:</text:h>
        <text:h text:style-name="P101" text:outline-level="1"/>
        <text:p text:style-name="P102"/>
        <text:p text:style-name="P103"/>
        <text:p text:style-name="Normal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Verdana" svg:font-family="Verdana" style:font-family-generic="swiss" style:font-pitch="variable" svg:panose-1="2 11 6 4 3 5 4 4 2 4"/>
    <style:font-face style:name="Baskerville Old Face" svg:font-family="Baskerville Old Face" style:font-family-generic="roman" style:font-pitch="variable" svg:panose-1="2 2 6 2 8 5 5 2 3 3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libri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Revision" style:display-name="Revision" style:family="paragraph">
      <style:paragraph-properties fo:margin-bottom="0in" fo:line-height="100%"/>
      <style:text-properties fo:hyphenate="false"/>
    </style:style>
    <style:style style:name="DocumentMap" style:display-name="Document Map" style:family="paragraph" style:parent-style-name="Normal">
      <style:paragraph-properties fo:margin-bottom="0in" fo:line-height="100%"/>
      <style:text-properties style:font-name="Times New Roman" style:font-name-complex="Times New Roman" fo:font-size="12pt" style:font-size-asian="12pt" style:font-size-complex="12pt" fo:hyphenate="false"/>
    </style:style>
    <style:style style:name="DocumentMapChar" style:display-name="Document Map Char" style:family="text" style:parent-style-name="DefaultParagraphFont">
      <style:text-properties style:font-name="Times New Roman" style:font-name-complex="Times New Roman" fo:font-size="12pt" style:font-size-asian="12pt" style:font-size-complex="12pt"/>
    </style:style>
    <style:style style:name="normaltextrun" style:display-name="normaltextrun" style:family="text" style:parent-style-name="DefaultParagraphFont"/>
    <style:style style:name="eop" style:display-name="eop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eader1" style:display-name="Header1" style:family="paragraph" style:parent-style-name="Normal" style:next-style-name="Header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1" style:display-name="Footer1" style:family="paragraph" style:parent-style-name="Normal" style:next-style-name="Footer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1" style:display-name="Header Char1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1" style:display-name="Footer Char1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2LVL1" style:family="text">
      <style:text-properties style:font-name="Courier New" style:font-name-complex="Courier New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2" style:family="text">
      <style:text-properties style:font-name="Courier New" style:font-name-complex="Courier New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Courier New" style:font-name-complex="Courier New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Wingdings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Symbol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Wingdings"/>
    </style:style>
    <style:style style:name="WW_CharLFO16LVL8" style:family="text">
      <style:text-properties style:font-name="Symbol"/>
    </style:style>
    <style:style style:name="WW_CharLFO16LVL9" style:family="text">
      <style:text-properties style:font-name="Symbol"/>
    </style:style>
    <style:style style:name="WW_CharLFO17LVL1" style:family="text">
      <style:text-properties style:font-name="Wingdings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6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3LVL2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number text:level="3" style:num-suffix="." style:num-list-format-name="NLF3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list-format-name="NLF4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4LVL2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3" text:style-name="WW_CharLFO14LVL3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number text:level="4" style:num-suffix="." style:num-list-format-name="NLF4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4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4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4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4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4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6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6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6LVL5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6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6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6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7">
      <text:list-level-style-bullet text:level="1" text:style-name="WW_CharLFO17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list-format-name="NLF0" style:num-format="1" text:start-value="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2">
      <number:num-list-label text:level="1"/>
      <number:text>%1%)</number:text>
      <number:num-list-label text:level="2"/>
      <number:text>%2%)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3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4">
      <number:num-list-label text:level="1"/>
      <number:text>%1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5in" fo:margin-left="1in" fo:margin-bottom="0.3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7in"/>
      </style:footer-style>
    </style:page-layout>
    <style:style style:name="P2" style:parent-style-name="Header1" style:family="paragraph">
      <style:paragraph-properties>
        <style:tab-stops>
          <style:tab-stop style:type="right" style:position="6.5in"/>
        </style:tab-stops>
      </style:paragraph-properties>
    </style:style>
    <style:style style:name="T3" style:parent-style-name="DefaultParagraphFont" style:family="text">
      <style:text-properties style:font-name="Verdana" style:font-name-asian="Times New Roman" style:font-name-complex="Times New Roman" fo:font-style="italic" style:font-style-asian="italic" fo:font-size="10pt" style:font-size-asian="10pt" style:font-size-complex="10pt"/>
    </style:style>
    <style:style style:name="T4" style:parent-style-name="DefaultParagraphFont" style:family="text">
      <style:text-properties style:font-name="Verdana" style:font-name-asian="Times New Roman" style:font-name-complex="Times New Roman" fo:font-size="10pt" style:font-size-asian="10pt" style:font-size-complex="10pt"/>
    </style:style>
    <style:style style:name="T5" style:parent-style-name="DefaultParagraphFont" style:family="text">
      <style:text-properties style:font-name="Verdana" style:font-name-asian="Times New Roman" style:font-name-complex="Times New Roman" fo:font-size="10pt" style:font-size-asian="10pt" style:font-size-complex="10pt"/>
    </style:style>
    <style:style style:name="T6" style:parent-style-name="DefaultParagraphFont" style:family="text">
      <style:text-properties style:font-name="Verdana" style:font-name-asian="Times New Roman" style:font-name-complex="Times New Roman" fo:font-size="10pt" style:font-size-asian="10pt" style:font-size-complex="10pt"/>
    </style:style>
    <style:style style:name="T7" style:parent-style-name="DefaultParagraphFont" style:family="text">
      <style:text-properties style:font-name="Verdana" style:font-name-asian="Times New Roman" style:font-name-complex="Times New Roman" fo:font-size="10pt" style:font-size-asian="10pt" style:font-size-complex="10pt"/>
    </style:style>
    <style:style style:name="P8" style:parent-style-name="Footer1" style:family="paragraph">
      <style:paragraph-properties fo:text-align="center" fo:margin-left="-0.25in">
        <style:tab-stops>
          <style:tab-stop style:type="center" style:position="3.5in"/>
          <style:tab-stop style:type="right" style:position="6.75in"/>
        </style:tab-stops>
      </style:paragraph-properties>
    </style:style>
    <style:style style:name="P9" style:parent-style-name="Footer1" style:family="paragraph">
      <style:paragraph-properties fo:text-align="center" fo:margin-top="0.0833in"/>
    </style:style>
    <style:style style:name="T10" style:parent-style-name="DefaultParagraphFont" style:family="text">
      <style:text-properties style:font-name="Verdana" style:font-name-complex="Arial" fo:color="#97999B" fo:letter-spacing="0.0138in" fo:font-size="9pt" style:font-size-asian="9pt"/>
    </style:style>
    <style:style style:name="T11" style:parent-style-name="DefaultParagraphFont" style:family="text">
      <style:text-properties style:font-name="Verdana" style:font-name-complex="Arial" fo:color="#97999B" fo:letter-spacing="0.0138in" fo:font-size="9pt" style:font-size-asian="9pt"/>
    </style:style>
    <style:style style:name="T12" style:parent-style-name="DefaultParagraphFont" style:family="text">
      <style:text-properties style:font-name="Verdana" style:font-name-asian="Times New Roman" style:font-name-complex="Times New Roman" fo:font-style="italic" style:font-style-asian="italic" fo:font-size="10pt" style:font-size-asian="10pt" style:font-size-complex="10pt"/>
    </style:style>
    <style:style style:name="P13" style:parent-style-name="Footer1" style:family="paragraph">
      <style:paragraph-properties fo:text-align="center" fo:margin-left="-0.25in">
        <style:tab-stops>
          <style:tab-stop style:type="center" style:position="3.5in"/>
          <style:tab-stop style:type="right" style:position="6.75in"/>
        </style:tab-stops>
      </style:paragraph-properties>
    </style:style>
    <style:style style:name="P14" style:parent-style-name="Footer1" style:family="paragraph">
      <style:paragraph-properties fo:text-align="center" fo:margin-top="0.0833in"/>
    </style:style>
    <style:style style:name="T15" style:parent-style-name="DefaultParagraphFont" style:family="text">
      <style:text-properties style:font-name="Verdana" style:font-name-complex="Arial" fo:color="#97999B" fo:letter-spacing="0.0138in" fo:font-size="9pt" style:font-size-asian="9pt"/>
    </style:style>
    <style:style style:name="T16" style:parent-style-name="DefaultParagraphFont" style:family="text">
      <style:text-properties style:font-name="Verdana" style:font-name-complex="Arial" fo:color="#97999B" fo:letter-spacing="0.0138in" fo:font-size="9pt" style:font-size-asian="9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master-styles>
    <style:master-page style:name="MPF0" style:page-layout-name="PL0">
      <style:header>
        <text:p text:style-name="P2"><text:span text:style-name="T3">SIM3 Task 1: Proposal and Waivers</text:span><text:span text:style-name="T4"><text:tab/></text:span><text:span text:style-name="T5">Computer Science Capstone Topic</text:span></text:p>
        <text:p text:style-name="Header1"><text:span text:style-name="T6"><text:tab/></text:span><text:span text:style-name="T7"><text:tab/>Approval Form</text:span></text:p>
      </style:header>
      <style:footer>
        <text:p text:style-name="P8"><draw:frame draw:style-name="a0" draw:name="Picture 6" text:anchor-type="as-char" svg:x="0in" svg:y="0in" svg:width="4.76964in" svg:height="0.52996in" style:rel-width="scale" style:rel-height="scale"><draw:image xlink:href="media/image1.jpeg" xlink:type="simple" xlink:show="embed" xlink:actuate="onLoad"/><svg:title/><svg:desc/></draw:frame></text:p>
        <text:p text:style-name="P9"><text:span text:style-name="T10">PAGE<text:s/></text:span><text:span text:style-name="T11"><text:page-number text:fixed="false">2</text:page-number></text:span></text:p>
      </style:footer>
      <style:header-first>
        <text:p text:style-name="Header1"><text:span text:style-name="T12">SIM3 Task 1: Proposal and Waivers</text:span></text:p>
      </style:header-first>
      <style:footer-first>
        <text:p text:style-name="P13"><draw:frame draw:style-name="a1" draw:name="Picture 1" text:anchor-type="as-char" svg:x="0in" svg:y="0in" svg:width="4.76964in" svg:height="0.52996in" style:rel-width="scale" style:rel-height="scale"><draw:image xlink:href="media/image1.jpeg" xlink:type="simple" xlink:show="embed" xlink:actuate="onLoad"/><svg:title/><svg:desc/></draw:frame></text:p>
        <text:p text:style-name="P14"><text:span text:style-name="T15">PAGE<text:s/></text:span><text:span text:style-name="T16"><text:page-number text:fixed="false"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subject/>
    <meta:initial-creator>DaveHuff</meta:initial-creator>
    <dc:creator>Jim Ashe</dc:creator>
    <meta:creation-date>2024-08-07T17:55:00Z</meta:creation-date>
    <dc:date>2024-08-07T17:55:00Z</dc:date>
    <meta:template xlink:href="Normal" xlink:type="simple"/>
    <meta:editing-cycles>2</meta:editing-cycles>
    <meta:editing-duration>PT60S</meta:editing-duration>
    <meta:user-defined meta:name="ContentTypeId">0x010100C39F2A75005F2D43B30369DAED2CCB1C</meta:user-defined>
    <meta:user-defined meta:name="GrammarlyDocumentId">32b811edccb5a147db2a64a4dc939cbb254a4b0406688ae2801d6093e6042f56</meta:user-defined>
    <meta:document-statistic meta:page-count="2" meta:paragraph-count="47" meta:word-count="460" meta:character-count="3023" meta:row-count="79" meta:non-whitespace-character-count="2610"/>
  </office:meta>
</office:document-meta>
</file>